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95cm" table:align="left" style:writing-mode="lr-tb"/>
    </style:style>
    <style:style style:name="Tableau1.A" style:family="table-column">
      <style:table-column-properties style:column-width="1.422cm"/>
    </style:style>
    <style:style style:name="Tableau1.B" style:family="table-column">
      <style:table-column-properties style:column-width="1.478cm"/>
    </style:style>
    <style:style style:name="Tableau1.C" style:family="table-column">
      <style:table-column-properties style:column-width="6.81cm"/>
    </style:style>
    <style:style style:name="Tableau1.D" style:family="table-column">
      <style:table-column-properties style:column-width="6.985cm"/>
    </style:style>
    <style:style style:name="Tableau1.1" style:family="table-row">
      <style:table-row-properties style:min-row-height="0.6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0.4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249cm"/>
    </style:style>
    <style:style style:name="Tableau3" style:family="table">
      <style:table-properties style:width="16.695cm" table:align="left" style:writing-mode="lr-tb"/>
    </style:style>
    <style:style style:name="Tableau3.A" style:family="table-column">
      <style:table-column-properties style:column-width="1.402cm"/>
    </style:style>
    <style:style style:name="Tableau3.B" style:family="table-column">
      <style:table-column-properties style:column-width="1.498cm"/>
    </style:style>
    <style:style style:name="Tableau3.C" style:family="table-column">
      <style:table-column-properties style:column-width="6.81cm"/>
    </style:style>
    <style:style style:name="Tableau3.D" style:family="table-column">
      <style:table-column-properties style:column-width="6.98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0.499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style:min-row-height="0.249cm"/>
    </style:style>
    <style:style style:name="Tableau2" style:family="table">
      <style:table-properties style:width="16.753cm" table:align="margins" style:writing-mode="lr-tb"/>
    </style:style>
    <style:style style:name="Tableau2.A" style:family="table-column">
      <style:table-column-properties style:column-width="16.753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>
        <style:tab-stops>
          <style:tab-stop style:position="8.502cm"/>
        </style:tab-stops>
      </style:paragraph-properties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8.502cm"/>
        </style:tab-stops>
      </style:paragraph-properties>
      <style:text-properties style:font-name="Arial" fo:font-size="12pt" officeooo:paragraph-rsid="0032b379" style:font-size-asian="12pt" style:font-size-complex="12pt"/>
    </style:style>
    <style:style style:name="P3" style:family="paragraph" style:parent-style-name="Standard">
      <style:paragraph-properties fo:line-height="150%">
        <style:tab-stops>
          <style:tab-stop style:position="8.502cm"/>
        </style:tab-stops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7.752cm"/>
          <style:tab-stop style:position="11.001cm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5.133cm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style:font-name="Arial" fo:font-size="12pt" officeooo:rsid="00425cac" officeooo:paragraph-rsid="004a852f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style:font-name="Arial" fo:font-size="12pt" officeooo:rsid="00425cac" officeooo:paragraph-rsid="004c475b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8.502cm"/>
        </style:tab-stops>
      </style:paragraph-properties>
      <style:text-properties style:font-name="Arial" fo:font-size="12pt" officeooo:rsid="0046bb88" officeooo:paragraph-rsid="004c475b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style:font-name="Arial" fo:font-size="12pt" officeooo:rsid="00476383" officeooo:paragraph-rsid="00425cac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5.106cm"/>
        </style:tab-stops>
      </style:paragraph-properties>
      <style:text-properties style:font-name="Arial" fo:font-size="12pt" style:text-underline-style="none" fo:font-weight="normal" officeooo:paragraph-rsid="0033f5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5.106cm"/>
        </style:tab-stops>
      </style:paragraph-properties>
      <style:text-properties style:font-name="Arial" fo:font-size="12pt" style:text-underline-style="none" fo:font-weight="normal" officeooo:paragraph-rsid="004d13e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8.502cm"/>
        </style:tab-stops>
      </style:paragraph-properties>
      <style:text-properties style:font-name="Arial" fo:font-size="12pt" style:text-underline-style="none" officeooo:paragraph-rsid="0032b379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8.502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11.001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5.133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5.133cm"/>
        </style:tab-stops>
      </style:paragraph-properties>
      <style:text-properties style:font-name="Arial" fo:font-size="12pt" fo:font-weight="normal" officeooo:rsid="002ee59b" officeooo:paragraph-rsid="002ee59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8.502cm"/>
        </style:tab-stops>
      </style:paragraph-properties>
      <style:text-properties style:font-name="Arial" fo:font-size="12pt" fo:font-weight="bold" officeooo:rsid="0040d75b" officeooo:paragraph-rsid="0040d75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style:font-name="Arial" fo:font-size="12pt" fo:font-weight="bold" officeooo:rsid="00434f3b" officeooo:paragraph-rsid="004a852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8.502cm"/>
        </style:tab-stops>
      </style:paragraph-properties>
      <style:text-properties style:font-name="Arial" fo:font-size="12pt" fo:font-weight="bold" officeooo:rsid="004c475b" officeooo:paragraph-rsid="0046bb88" style:font-name-asian="Wingdings" style:font-size-asian="12pt" style:font-weight-asian="bold" style:font-name-complex="Wingdings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officeooo:rsid="0033f5fd" officeooo:paragraph-rsid="00378f4f" style:font-size-asian="9pt" style:font-size-complex="9pt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officeooo:rsid="0033f5fd" officeooo:paragraph-rsid="00378f4f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Arial" fo:font-size="9pt" officeooo:paragraph-rsid="00378f4f" style:font-size-asian="9pt" style:font-size-complex="9pt"/>
    </style:style>
    <style:style style:name="P24" style:family="paragraph" style:parent-style-name="Standard">
      <style:paragraph-properties fo:text-align="end" style:justify-single-word="false"/>
      <style:text-properties style:font-name="Arial" fo:font-size="9pt" officeooo:paragraph-rsid="00378f4f" style:font-size-asian="9pt" style:font-size-complex="9pt"/>
    </style:style>
    <style:style style:name="P25" style:family="paragraph" style:parent-style-name="Standard">
      <style:paragraph-properties>
        <style:tab-stops>
          <style:tab-stop style:position="5.133cm"/>
        </style:tab-stops>
      </style:paragraph-properties>
      <style:text-properties style:font-name="Arial" fo:font-size="9pt" style:text-underline-style="solid" style:text-underline-width="auto" style:text-underline-color="font-color" fo:font-weight="normal" style:font-size-asian="7.84999990463257pt" style:font-weight-asian="normal" style:font-size-complex="9pt" style:font-weight-complex="normal"/>
    </style:style>
    <style:style style:name="P26" style:family="paragraph" style:parent-style-name="Standard">
      <style:paragraph-properties>
        <style:tab-stops>
          <style:tab-stop style:position="8.502cm"/>
        </style:tab-stops>
      </style:paragraph-properties>
      <style:text-properties style:font-name="Arial" fo:font-size="7pt" style:font-size-asian="6.09999990463257pt" style:font-size-complex="7pt"/>
    </style:style>
    <style:style style:name="P27" style:family="paragraph" style:parent-style-name="Standard">
      <style:text-properties style:font-name="Arial" fo:font-size="8pt" officeooo:paragraph-rsid="0033f53e" style:font-size-asian="7pt" style:font-size-complex="8pt"/>
    </style:style>
    <style:style style:name="P28" style:family="paragraph" style:parent-style-name="Standard">
      <style:paragraph-properties>
        <style:tab-stops>
          <style:tab-stop style:position="5.106cm"/>
        </style:tab-stops>
      </style:paragraph-properties>
      <style:text-properties style:font-name="Arial" fo:font-size="8pt" style:text-underline-style="none" fo:font-weight="normal" officeooo:paragraph-rsid="0033f53e" style:font-size-asian="7pt" style:font-weight-asian="normal" style:font-size-complex="8pt" style:font-weight-complex="normal"/>
    </style:style>
    <style:style style:name="P29" style:family="paragraph" style:parent-style-name="Standard">
      <style:paragraph-properties>
        <style:tab-stops>
          <style:tab-stop style:position="5.106cm"/>
        </style:tab-stops>
      </style:paragraph-properties>
      <style:text-properties style:font-name="Arial" fo:font-size="11pt" style:text-underline-style="none" fo:font-weight="normal" officeooo:rsid="00484a04" officeooo:paragraph-rsid="004d13e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441db3" officeooo:paragraph-rsid="00378f4f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425cac" officeooo:paragraph-rsid="00425cac" style:font-size-asian="9pt" style:font-size-complex="9pt"/>
    </style:style>
    <style:style style:name="P32" style:family="paragraph" style:parent-style-name="Standard">
      <style:paragraph-properties fo:text-align="end" style:justify-single-word="false"/>
      <style:text-properties style:use-window-font-color="true" style:font-name="Arial" fo:font-size="9pt" fo:font-weight="bold" officeooo:rsid="00441db3" officeooo:paragraph-rsid="00378f4f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end" style:justify-single-word="false"/>
      <style:text-properties style:use-window-font-color="true" style:font-name="Arial" fo:font-size="9pt" fo:font-weight="bold" officeooo:rsid="0035dc6e" officeooo:paragraph-rsid="00378f4f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end" style:justify-single-word="false"/>
      <style:text-properties style:use-window-font-color="true" style:font-name="Arial" fo:font-size="9pt" fo:font-weight="bold" officeooo:rsid="00425cac" officeooo:paragraph-rsid="00425cac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8.502cm"/>
        </style:tab-stops>
      </style:paragraph-properties>
      <style:text-properties officeooo:paragraph-rsid="004a852f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text-properties style:font-name="Arial" fo:font-size="9pt" officeooo:paragraph-rsid="00378f4f" style:font-size-asian="9pt" style:font-size-complex="9pt"/>
    </style:style>
    <style:style style:name="P38" style:family="paragraph" style:parent-style-name="Table_20_Contents">
      <style:text-properties style:font-name="Arial" fo:font-size="9pt" officeooo:rsid="00425cac" officeooo:paragraph-rsid="00425ca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font-weight="bold" officeooo:rsid="00425cac" officeooo:paragraph-rsid="00425cac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Arial" fo:font-size="9pt" fo:font-weight="bold" officeooo:rsid="0033f5fd" officeooo:paragraph-rsid="00378f4f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Arial" fo:font-size="9pt" fo:font-weight="bold" officeooo:rsid="0033f5fd" officeooo:paragraph-rsid="0033f5fd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9pt" fo:font-style="normal" style:text-underline-style="none" fo:font-weight="bold" officeooo:rsid="003ef448" officeooo:paragraph-rsid="0040d75b" style:font-size-asian="9pt" style:font-style-asian="normal" style:font-weight-asian="bold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9pt" fo:font-style="normal" style:text-underline-style="none" fo:font-weight="bold" officeooo:rsid="003ef448" officeooo:paragraph-rsid="00484a04" style:font-size-asian="9pt" style:font-style-asian="normal" style:font-weight-asian="bold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9pt" fo:font-style="normal" style:text-underline-style="solid" style:text-underline-width="auto" style:text-underline-color="font-color" fo:font-weight="bold" officeooo:rsid="00378f4f" officeooo:paragraph-rsid="00378f4f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9pt" fo:font-style="normal" style:text-underline-style="solid" style:text-underline-width="auto" style:text-underline-color="font-color" fo:font-weight="bold" officeooo:rsid="00378f4f" officeooo:paragraph-rsid="003ef448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Standard">
      <style:paragraph-properties fo:text-align="justify" style:justify-single-word="false" fo:padding="0.049cm" fo:border="0.06pt solid #000000" style:shadow="none">
        <style:tab-stops>
          <style:tab-stop style:position="5.001cm"/>
        </style:tab-stops>
      </style:paragraph-properties>
      <style:text-properties style:font-name="Arial" fo:font-size="12pt" officeooo:paragraph-rsid="00441928" style:font-size-asian="12pt" style:font-size-complex="12pt"/>
    </style:style>
    <style:style style:name="P47" style:family="paragraph" style:parent-style-name="Standard">
      <style:paragraph-properties fo:text-align="start" style:justify-single-word="false" fo:padding="0.049cm" fo:border="0.06pt solid #000000" style:shadow="none">
        <style:tab-stops>
          <style:tab-stop style:position="5.001cm"/>
        </style:tab-stops>
      </style:paragraph-properties>
      <style:text-properties style:font-name="Arial" fo:font-size="12pt" officeooo:paragraph-rsid="0046bb88" style:font-size-asian="12pt" style:font-size-complex="12pt"/>
    </style:style>
    <style:style style:name="P48" style:family="paragraph" style:parent-style-name="Standard">
      <style:paragraph-properties fo:text-align="start" style:justify-single-word="false" fo:padding="0.049cm" fo:border="0.06pt solid #000000" style:shadow="none">
        <style:tab-stops>
          <style:tab-stop style:position="5.001cm"/>
        </style:tab-stops>
      </style:paragraph-properties>
      <style:text-properties style:font-name="Arial" fo:font-size="12pt" fo:font-weight="bold" officeooo:paragraph-rsid="0046bb88" style:font-size-asian="12pt" style:font-weight-asian="bold" style:font-size-complex="12pt" style:font-weight-complex="bold"/>
    </style:style>
    <style:style style:name="P49" style:family="paragraph" style:parent-style-name="Heading_20_6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8.502cm"/>
        </style:tab-stops>
      </style:paragraph-properties>
      <style:text-properties style:font-name="Arial" fo:font-size="12pt" officeooo:paragraph-rsid="003ef448" style:font-size-asian="12pt" style:font-size-complex="12pt"/>
    </style:style>
    <style:style style:name="P50" style:family="paragraph" style:parent-style-name="Heading_20_6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8.502cm"/>
        </style:tab-stops>
      </style:paragraph-properties>
      <style:text-properties style:font-name="Arial" fo:font-size="6pt" officeooo:paragraph-rsid="0032b379" style:font-size-asian="5.25pt" style:font-size-complex="6pt"/>
    </style:style>
    <style:style style:name="P51" style:family="paragraph" style:parent-style-name="Heading_20_6">
      <style:paragraph-properties fo:margin-left="0cm" fo:margin-right="0cm" fo:text-align="center" style:justify-single-word="false" fo:text-indent="0cm" style:auto-text-indent="false">
        <style:tab-stops>
          <style:tab-stop style:position="8.502cm"/>
        </style:tab-stops>
      </style:paragraph-properties>
      <style:text-properties style:font-name="Arial" fo:font-size="12pt" officeooo:paragraph-rsid="0032b379" style:font-size-asian="12pt" style:font-size-complex="12pt"/>
    </style:style>
    <style:style style:name="P52" style:family="paragraph" style:parent-style-name="Heading_20_6">
      <style:paragraph-properties fo:margin-left="0cm" fo:margin-right="0cm" fo:text-align="center" style:justify-single-word="false" fo:text-indent="0cm" style:auto-text-indent="false">
        <style:tab-stops>
          <style:tab-stop style:position="8.502cm"/>
        </style:tab-stops>
      </style:paragraph-properties>
      <style:text-properties fo:color="#ff0000" style:font-name="Arial" fo:font-size="6pt" officeooo:rsid="00255332" officeooo:paragraph-rsid="002733df" style:font-size-asian="5.25pt" style:font-size-complex="6pt"/>
    </style:style>
    <style:style style:name="T1" style:family="text">
      <style:text-properties style:text-underline-style="none"/>
    </style:style>
    <style:style style:name="T2" style:family="text">
      <style:text-properties officeooo:rsid="00233f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ff74f"/>
    </style:style>
    <style:style style:name="T5" style:family="text">
      <style:text-properties officeooo:rsid="0032b379"/>
    </style:style>
    <style:style style:name="T6" style:family="text">
      <style:text-properties style:use-window-font-color="true" officeooo:rsid="003de424"/>
    </style:style>
    <style:style style:name="T7" style:family="text">
      <style:text-properties style:use-window-font-color="true" officeooo:rsid="003748ea"/>
    </style:style>
    <style:style style:name="T8" style:family="text">
      <style:text-properties style:use-window-font-color="true" officeooo:rsid="00441db3"/>
    </style:style>
    <style:style style:name="T9" style:family="text">
      <style:text-properties style:use-window-font-color="true" fo:font-weight="bold" officeooo:rsid="00441db3" style:font-weight-asian="bold" style:font-weight-complex="bold"/>
    </style:style>
    <style:style style:name="T10" style:family="text">
      <style:text-properties style:use-window-font-color="true" fo:font-weight="bold" officeooo:rsid="0057b63a" style:font-weight-asian="bold" style:font-weight-complex="bold"/>
    </style:style>
    <style:style style:name="T11" style:family="text">
      <style:text-properties style:use-window-font-color="true" fo:font-weight="bold" officeooo:rsid="0039763b" style:font-weight-asian="bold" style:font-weight-complex="bold"/>
    </style:style>
    <style:style style:name="T12" style:family="text">
      <style:text-properties style:use-window-font-color="true" fo:font-weight="bold" officeooo:rsid="0035dc6e" style:font-weight-asian="bold" style:font-weight-complex="bold"/>
    </style:style>
    <style:style style:name="T13" style:family="text">
      <style:text-properties officeooo:rsid="0039763b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35dc6e" style:font-size-asian="11pt" style:font-size-complex="11pt"/>
    </style:style>
    <style:style style:name="T16" style:family="text">
      <style:text-properties fo:font-size="11pt" officeooo:rsid="003a991c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style:font-name="Wingdings" officeooo:rsid="003d0397" style:font-name-asian="Wingdings" style:font-name-complex="Wingdings"/>
    </style:style>
    <style:style style:name="T19" style:family="text">
      <style:text-properties style:font-name="Arial" fo:font-size="12pt" officeooo:rsid="00425cac" style:font-size-asian="12pt" style:font-size-complex="12pt"/>
    </style:style>
    <style:style style:name="T20" style:family="text">
      <style:text-properties style:font-name="Arial" fo:font-size="12pt" officeooo:rsid="0048263e" style:font-size-asian="12pt" style:font-size-complex="12pt"/>
    </style:style>
    <style:style style:name="T21" style:family="text">
      <style:text-properties style:font-name="Arial" fo:font-size="12pt" officeooo:rsid="004f0ba8" style:font-size-asian="12pt" style:font-size-complex="12pt"/>
    </style:style>
    <style:style style:name="T22" style:family="text">
      <style:text-properties fo:font-style="normal" style:text-underline-style="solid" style:text-underline-width="auto" style:text-underline-color="font-color" officeooo:rsid="003748ea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378f4f" style:font-style-asian="normal" style:font-style-complex="normal"/>
    </style:style>
    <style:style style:name="T24" style:family="text">
      <style:text-properties officeooo:rsid="003ef448"/>
    </style:style>
    <style:style style:name="T25" style:family="text">
      <style:text-properties style:text-position="super 58%"/>
    </style:style>
    <style:style style:name="T26" style:family="text">
      <style:text-properties officeooo:rsid="0047d390"/>
    </style:style>
    <style:style style:name="T27" style:family="text">
      <style:text-properties officeooo:rsid="00484a04"/>
    </style:style>
    <style:style style:name="T28" style:family="text">
      <style:text-properties style:text-underline-style="solid" style:text-underline-width="auto" style:text-underline-color="font-color" officeooo:rsid="00441928"/>
    </style:style>
    <style:style style:name="T29" style:family="text">
      <style:text-properties officeooo:rsid="00441928"/>
    </style:style>
    <style:style style:name="T30" style:family="text">
      <style:text-properties officeooo:rsid="004d9481"/>
    </style:style>
    <style:style style:name="T31" style:family="text">
      <style:text-properties officeooo:rsid="004eea92"/>
    </style:style>
    <style:style style:name="T32" style:family="text">
      <style:text-properties officeooo:rsid="00508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6">DEMANDE DE PARTICIPATION</text:h>
      <text:h text:style-name="P50" text:outline-level="6"/>
      <text:h text:style-name="P51" text:outline-level="6">au Marché de Noël </text:h>
      <text:h text:style-name="P51" text:outline-level="6">du <text:span text:style-name="T2">samedi 01 décembre 2018</text:span> au <text:span text:style-name="T2">dimanche 06 janvier 2019</text:span></text:h>
      <text:h text:style-name="P52" text:outline-level="6"/>
      <text:p text:style-name="P26"/>
      <text:p text:style-name="P12">Nom : ………………………………………………………………………………………………..</text:p>
      <text:p text:style-name="P12"/>
      <text:p text:style-name="P2"><text:span text:style-name="T1">Prénom</text:span> : .....................................................................................................................…….</text:p>
      <text:p text:style-name="P1"/>
      <text:p text:style-name="P1">Société : ..............................................................................................................................</text:p>
      <text:p text:style-name="P1"/>
      <text:p text:style-name="P1">N° R<text:span text:style-name="T5">egistre de </text:span>C<text:span text:style-name="T5">ommerce ou Registre des Métiers : …………………………………………</text:span> </text:p>
      <text:p text:style-name="P3">Adresse : ................................................................................................................................……………………………………………………………………………………………………..</text:p>
      <text:p text:style-name="P3"><text:span text:style-name="T5">Code <text:s/>postal </text:span>...............………………. <text:s text:c="9"/><text:span text:style-name="T5">Ville : ……………………………………………..</text:span></text:p>
      <text:p text:style-name="P4">Téléphone : .................................................…………………………………………………… <text:s text:c="2"/></text:p>
      <text:p text:style-name="P4"/>
      <text:p text:style-name="P4">Email : .................................................................................................................................</text:p>
      <text:p text:style-name="P4"/>
      <text:p text:style-name="P14"><text:span text:style-name="T17">TYPE D’ACTIVITE</text:span>: ………………………………………………………………………………</text:p>
      <text:p text:style-name="P14"/>
      <text:p text:style-name="P14">Détail des produits proposés : </text:p>
      <text:p text:style-name="P15">- limités à une même famille de produits ou à 2 produits différents maximum;</text:p>
      <text:p text:style-name="P16">- pour les nouve<text:span text:style-name="T4">lles demandes</text:span> merci de joindre une photo de vos produits.</text:p>
      <text:p text:style-name="P5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25"/>
      <text:p text:style-name="P10"><text:span text:style-name="T17">LOCATION DE CHALETS</text:span>: <text:span text:style-name="T15">(Voir Règlement – Article 8: Tarification des chalets et pén</text:span><text:span text:style-name="T16">a</text:span><text:span text:style-name="T15">lités)</text:span></text:p>
      <text:p text:style-name="P28"/>
      <text:p text:style-name="P29">Les exposants qui particip<text:span text:style-name="T31">ent au</text:span> marché de Noël, <text:span text:style-name="T31">sur l’ensemble de la période, </text:span>soit jusqu’au <text:s text:c="3"/>06 janvier 2019, bénéficient d’un tarif préférentiel.</text:p>
      <text:p text:style-name="P11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41">Quantit<text:span text:style-name="T26">é</text:span></text:p>
          </table:table-cell>
          <table:covered-table-cell/>
          <table:table-cell table:style-name="Tableau1.A1" office:value-type="string">
            <text:p text:style-name="P41"><text:span text:style-name="T13">C</text:span>HALET - <text:span text:style-name="T22">32 AMPERES MONO</text:span></text:p>
          </table:table-cell>
          <table:table-cell table:style-name="Tableau1.D1" office:value-type="string">
            <text:p text:style-name="P44">Tarif <text:span text:style-name="T24">préférentiel</text:span></text:p>
            <text:p text:style-name="P43">du 1<text:span text:style-name="T25">er</text:span> décembre <text:s/>au 06 janvier inclu<text:span text:style-name="T27">s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36"/>
          </table:table-cell>
          <table:covered-table-cell/>
          <table:table-cell table:style-name="Tableau1.A2" office:value-type="string">
            <text:p text:style-name="P21"><text:span text:style-name="T6">2</text:span><text:span text:style-name="T7">m x 2</text:span><text:span text:style-name="T8">m <text:s text:c="26"/></text:span></text:p>
          </table:table-cell>
          <table:table-cell table:style-name="Tableau1.D2" office:value-type="string">
            <text:p text:style-name="P22"><text:span text:style-name="T9">6</text:span><text:span text:style-name="T10">1</text:span><text:span text:style-name="T9">5 €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36"/>
          </table:table-cell>
          <table:covered-table-cell/>
          <table:table-cell table:style-name="Tableau1.A2" office:value-type="string">
            <text:p text:style-name="P23"><text:span text:style-name="T6">3</text:span><text:span text:style-name="T8">m x 2m <text:s text:c="25"/></text:span></text:p>
          </table:table-cell>
          <table:table-cell table:style-name="Tableau1.D2" office:value-type="string">
            <text:p text:style-name="P33">770 €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36"/>
          </table:table-cell>
          <table:covered-table-cell/>
          <table:table-cell table:style-name="Tableau1.A2" office:value-type="string">
            <text:p text:style-name="P30">6m x 2m<text:span text:style-name="T32">é</text:span> <text:s text:c="21"/></text:p>
          </table:table-cell>
          <table:table-cell table:style-name="Tableau1.D2" office:value-type="string">
            <text:p text:style-name="P32">1 495 €</text:p>
          </table:table-cell>
        </table:table-row>
        <table:table-row table:style-name="Tableau1.5">
          <table:table-cell table:style-name="Tableau1.A2" office:value-type="string">
            <text:p text:style-name="P39">OUI</text:p>
          </table:table-cell>
          <table:table-cell table:style-name="Tableau1.A2" office:value-type="string">
            <text:p text:style-name="P39">NON</text:p>
          </table:table-cell>
          <table:table-cell table:style-name="Tableau1.A2" table:number-rows-spanned="2" office:value-type="string">
            <text:p text:style-name="P31">Supplément pour chalet installé à un angle de la place Ducale</text:p>
          </table:table-cell>
          <table:table-cell table:style-name="Tableau1.D2" table:number-rows-spanned="2" office:value-type="string">
            <text:p text:style-name="P34">50 €</text:p>
          </table:table-cell>
        </table:table-row>
        <table:table-row table:style-name="Tableau1.5"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36"/>
          </table:table-cell>
          <table:covered-table-cell/>
          <table:covered-table-cell/>
        </table:table-row>
      </table:table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columns-spanned="2" office:value-type="string">
            <text:p text:style-name="P40">Quantit<text:span text:style-name="T26">é</text:span></text:p>
          </table:table-cell>
          <table:covered-table-cell/>
          <table:table-cell table:style-name="Tableau3.A1" office:value-type="string">
            <text:p text:style-name="P40">CHALET - <text:span text:style-name="T22">32 AMPERES </text:span><text:span text:style-name="T23">TRIPHASE</text:span></text:p>
          </table:table-cell>
          <table:table-cell table:style-name="Tableau3.D1" office:value-type="string">
            <text:p text:style-name="P45">Tarif <text:span text:style-name="T26">préférentiel</text:span></text:p>
            <text:p text:style-name="P42">du 1<text:span text:style-name="T25">er</text:span> décembre au 06 janvier inclu<text:span text:style-name="T27">s</text:span></text:p>
          </table:table-cell>
        </table:table-row>
        <table:table-row table:style-name="Tableau3.2">
          <table:table-cell table:style-name="Tableau3.A2" table:number-columns-spanned="2" office:value-type="string">
            <text:p text:style-name="P37"/>
          </table:table-cell>
          <table:covered-table-cell/>
          <table:table-cell table:style-name="Tableau3.A2" office:value-type="string">
            <text:p text:style-name="P21"><text:span text:style-name="T6">2</text:span><text:span text:style-name="T7">m x 2</text:span><text:span text:style-name="T8">m</text:span></text:p>
          </table:table-cell>
          <table:table-cell table:style-name="Tableau3.D2" office:value-type="string">
            <text:p text:style-name="P22"><text:span text:style-name="T11">735</text:span><text:span text:style-name="T9"> €</text:span></text:p>
          </table:table-cell>
        </table:table-row>
        <table:table-row table:style-name="Tableau3.2">
          <table:table-cell table:style-name="Tableau3.A2" table:number-columns-spanned="2" office:value-type="string">
            <text:p text:style-name="P37"/>
          </table:table-cell>
          <table:covered-table-cell/>
          <table:table-cell table:style-name="Tableau3.A2" office:value-type="string">
            <text:p text:style-name="P23"><text:span text:style-name="T6">3</text:span><text:span text:style-name="T8">m x 2m </text:span></text:p>
          </table:table-cell>
          <table:table-cell table:style-name="Tableau3.D2" office:value-type="string">
            <text:p text:style-name="P24"><text:span text:style-name="T11">890 </text:span><text:span text:style-name="T12">€</text:span></text:p>
          </table:table-cell>
        </table:table-row>
        <table:table-row table:style-name="Tableau3.2">
          <table:table-cell table:style-name="Tableau3.A2" table:number-columns-spanned="2" office:value-type="string">
            <text:p text:style-name="P37"/>
          </table:table-cell>
          <table:covered-table-cell/>
          <table:table-cell table:style-name="Tableau3.A2" office:value-type="string">
            <text:p text:style-name="P30">6m x 2m</text:p>
          </table:table-cell>
          <table:table-cell table:style-name="Tableau3.D2" office:value-type="string">
            <text:p text:style-name="P24"><text:span text:style-name="T9">1 </text:span><text:span text:style-name="T11">61</text:span><text:span text:style-name="T9">5 €</text:span></text:p>
          </table:table-cell>
        </table:table-row>
        <table:table-row table:style-name="Tableau3.5">
          <table:table-cell table:style-name="Tableau3.A2" office:value-type="string">
            <text:p text:style-name="P39">OUI</text:p>
          </table:table-cell>
          <table:table-cell table:style-name="Tableau3.A2" office:value-type="string">
            <text:p text:style-name="P39">NON</text:p>
          </table:table-cell>
          <table:table-cell table:style-name="Tableau3.A2" table:number-rows-spanned="2" office:value-type="string">
            <text:p text:style-name="P31">Supplément pour chalet installé à un angle de la place Ducale</text:p>
          </table:table-cell>
          <table:table-cell table:style-name="Tableau3.D2" table:number-rows-spanned="2" office:value-type="string">
            <text:p text:style-name="P34">50 <text:span text:style-name="T30">€</text:span></text:p>
          </table:table-cell>
        </table:table-row>
        <table:table-row table:style-name="Tableau3.5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covered-table-cell/>
          <table:covered-table-cell/>
        </table:table-row>
      </table:table>
      <text:p text:style-name="P7"><text:tab/><text:tab/><text:tab/><text:tab/><text:tab/><text:tab/><text:tab/>…/...</text:p>
      <text:p text:style-name="P9"><text:soft-pag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text:span text:style-name="T18"> </text:span>Souhaite <text:span text:style-name="T31">exceptionnellement mettre fin à sa participation</text:span> le 31 décembre 2018</text:p>
            <text:p text:style-name="P20"><text:span text:style-name="T31">(majoration </text:span>de 50 €<text:span text:style-name="T31">)</text:span></text:p>
          </table:table-cell>
        </table:table-row>
      </table:table>
      <text:p text:style-name="P17"/>
      <text:p text:style-name="P13"/>
      <text:p text:style-name="P35"><text:span text:style-name="T19">Seuls les exposants dont le <text:s/>chalet es</text:span><text:span text:style-name="T20">t</text:span><text:span text:style-name="T19"> installé à un angle de la Place Ducale sont autorisés à mettre des </text:span><text:span text:style-name="T21">manges-debout (3 maximum)</text:span><text:span text:style-name="T19"> et des parasols.</text:span></text:p>
      <text:p text:style-name="P6"/>
      <text:p text:style-name="P19"><text:span text:style-name="T28">Rappel </text:span><text:span text:style-name="T29">: Il</text:span> est formellement interdit <text:span text:style-name="T29">d’afficher de la publicité en faveur des boissons alcoolisées (affiches, mobilier, parasols, etc.).</text:span></text:p>
      <text:p text:style-name="P18"/>
      <text:p text:style-name="P18"/>
      <text:p text:style-name="P18"/>
      <text:p text:style-name="P48">Nous vous rappelons que la demande de participation ne vaut pas acceptation </text:p>
      <text:p text:style-name="P47"><text:span text:style-name="T3">au marché de Noël.</text:span> </text:p>
      <text:p text:style-name="P46"/>
      <text:p text:style-name="P46">Si votre candidature est retenue, nous vous adresserons un contrat de location. </text:p>
      <text:p text:style-name="P46"/>
      <text:p text:style-name="P46">Dans le cas contraire, vous en serez informé(e) par courr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vantGarde Bk BT" fo:font-family="'AvantGarde Bk BT', 'Century Gothic'" style:font-family-generic="swiss" style:font-pitch="variable"/>
    </style:style>
    <style:style style:name="Text_20_body_20_indent" style:display-name="Text body indent" style:family="paragraph" style:parent-style-name="Standard" style:class="text">
      <style:paragraph-properties fo:margin-left="1.501cm" fo:margin-right="0cm" fo:text-align="justify" style:justify-single-word="false" fo:text-indent="0cm" style:auto-text-indent="false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498cm" fo:margin-right="0cm" fo:text-align="end" style:justify-single-word="false" fo:text-indent="0cm" style:auto-text-indent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vantGarde Bk BT" fo:font-family="'AvantGarde Bk BT', 'Century Gothic'" style:font-family-generic="swiss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0cm" fo:margin-right="0cm" fo:text-indent="0cm" style:auto-text-indent="false" fo:keep-with-next="always">
        <style:tab-stops>
          <style:tab-stop style:position="8.502cm"/>
        </style:tab-stops>
      </style:paragraph-properties>
      <style:text-properties style:font-name="AvantGarde Bk BT" fo:font-family="'AvantGarde Bk BT', 'Century Gothic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0cm" style:auto-text-indent="false" fo:keep-with-next="always">
        <style:tab-stops>
          <style:tab-stop style:position="8.502cm"/>
        </style:tab-stops>
      </style:paragraph-properties>
      <style:text-properties style:font-name="AvantGarde Bk BT" fo:font-family="'AvantGarde Bk BT', 'Century Gothic'" style:font-family-generic="swiss" style:font-pitch="variable" fo:font-size="11pt" style:text-underline-style="solid" style:text-underline-width="auto" style:text-underline-color="font-color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style:font-name="AvantGarde Bk BT" fo:font-family="'AvantGarde Bk BT', 'Century Gothic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8.502cm"/>
        </style:tab-stops>
      </style:paragraph-properties>
      <style:text-properties style:font-name="AvantGarde Bk BT" fo:font-family="'AvantGarde Bk BT', 'Century Gothic'" style:font-family-generic="swiss" style:font-pitch="variable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Répertoire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WW-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Répertoire1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WW-Légende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Répertoire11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Titre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77cm" style:type="center"/>
          <style:tab-stop style:position="16.753cm" style:type="right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01cm" fo:margin-bottom="1.199cm" fo:margin-left="2.499cm" fo:margin-right="1.748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>Charleville-Mézières, le août 2001</dc:title>
    <meta:initial-creator>mairie</meta:initial-creator>
    <meta:creation-date>2003-06-30T11:45:00</meta:creation-date>
    <dc:date>2018-11-09T00:35:21.658000000</dc:date>
    <dc:language>de-DE</dc:language>
    <meta:editing-cycles>108</meta:editing-cycles>
    <meta:editing-duration>PT23H14M22S</meta:editing-duration>
    <meta:print-date>2018-09-25T16:00:05.965000000</meta:print-date>
    <meta:document-statistic meta:table-count="3" meta:image-count="0" meta:object-count="0" meta:page-count="2" meta:paragraph-count="56" meta:word-count="313" meta:character-count="3077" meta:non-whitespace-character-count="2710"/>
    <meta:user-defined meta:name="Info 1"/>
    <meta:user-defined meta:name="Info 2"/>
    <meta:user-defined meta:name="Info 3"/>
    <meta:user-defined meta:name="Info 4"/>
  </office:meta>
</office:document-meta>
</file>